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e4fc7" officeooo:paragraph-rsid="000e4fc7"/>
    </style:style>
    <style:style style:name="P2" style:family="paragraph" style:parent-style-name="Standard">
      <style:text-properties officeooo:rsid="000e4fc7" officeooo:paragraph-rsid="000e882b"/>
    </style:style>
    <style:style style:name="P3" style:family="paragraph" style:parent-style-name="Standard">
      <style:text-properties officeooo:paragraph-rsid="000e882b"/>
    </style:style>
    <style:style style:name="T1" style:family="text">
      <style:text-properties officeooo:rsid="000e88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5 – PEREIRA MARTINS FILIPE - 58093</text:p>
      <text:p text:style-name="P1"/>
      <text:p text:style-name="P1">Sujet principal: Contrôle de Jobs</text:p>
      <text:p text:style-name="P1"/>
      <text:p text:style-name="P1">=&gt; Mon but est d’explorer les mécanismes qui se cachent derrière le contrôle de jobs, pour ainsi pouvoir comprendre et expliquer son fonctionnement. Pour ce faire je compte explorer et comprendre les sujets piliers du contrôle de jobs comme les groupes de processus, les sessions, les terminales de contrôle, SIGHUP et d’autres signaux, etc. Pour chacun de ces sujets je compte mettre en avant leurs intervention et rôle dans le contrôle de jobs. Le but est de commencer par les bases et de progresser vers les sujets plus avancés pour donner une vue d’ensemble sur le contrôle de jobs.</text:p>
      <text:p text:style-name="P1"/>
      <text:p text:style-name="P1">Bibliographie:</text:p>
      <text:p text:style-name="P1"/>
      <text:p text:style-name="P1">* The <text:s/>Design and Implementation of the FreeBSD Operating System, by Marshall Kirk McKusick, George V. Neville-Neil – <text:span text:style-name="T1">Chapter 4.8 Process Groups and Sessions</text:span></text:p>
      <text:p text:style-name="P1"/>
      <text:p text:style-name="P1">* The Linux Programming Interface by Michael KerrisK – <text:span text:style-name="T1">Chapter 34 Process Groups, Sessions and Job Control </text:span></text:p>
      <text:p text:style-name="P1"/>
      <text:p text:style-name="P1">* Advanced Programming in the UNIX Environment: Second Edition by W. Richard Stevens, Stephen A. Rago - Chapter 9. Process Relationships</text:p>
      <text:p text:style-name="P1"/>
      <text:p text:style-name="P3"><text:span text:style-name="T1">* </text:span>The GNU C Library (glibc) manual – 28 Job Control</text:p>
      <text:p text:style-name="P2"/>
      <text:p text:style-name="P1">* Pages de manuel:</text:p>
      <text:p text:style-name="P1"><text:tab/>man jobs</text:p>
      <text:p text:style-name="P1"><text:tab/>man setpgid (3)</text:p>
      <text:p text:style-name="P1"><text:tab/>man setpgid (2)</text:p>
      <text:p text:style-name="P1"><text:tab/>man setsid (2)</text:p>
      <text:p text:style-name="P1"><text:tab/>...</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FandolFang R"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FandolFang R"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FandolFang R" style:font-family-asian="'FandolFang R'"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08:49:43.542144506</meta:creation-date>
    <dc:date>2023-10-11T10:00:28.719490854</dc:date>
    <meta:editing-duration>PT1H10M44S</meta:editing-duration>
    <meta:editing-cycles>3</meta:editing-cycles>
    <meta:generator>LibreOffice/7.4.3.2$Linux_X86_64 LibreOffice_project/40$Build-2</meta:generator>
    <meta:document-statistic meta:table-count="0" meta:image-count="0" meta:object-count="0" meta:page-count="1" meta:paragraph-count="14" meta:word-count="197" meta:character-count="1199" meta:non-whitespace-character-count="1005"/>
  </office:meta>
</office:document-meta>
</file>